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T1" style:family="text">
      <style:text-properties fo:font-variant="normal" fo:text-transform="none" fo:letter-spacing="normal" style:font-style-asian="normal" style:font-weight-asian="normal" loext:padding="0in" loext:border="none"/>
    </style:style>
    <style:style style:name="T2" style:family="text">
      <style:text-properties fo:font-variant="normal" fo:text-transform="none" fo:letter-spacing="normal" fo:font-style="normal" fo:font-weight="normal" loext:padding="0in" loext:border="none"/>
    </style:style>
    <style:style style:name="T3" style:family="text">
      <style:text-properties fo:font-variant="normal" fo:text-transform="none" fo:letter-spacing="normal" style:font-name-asian="monospace" style:font-size-asian="10.5pt" style:font-style-asian="normal" style:font-weight-asian="normal" loext:padding="0in" loext:border="none"/>
    </style:style>
    <style:style style:name="T4" style:family="text">
      <style:text-properties fo:font-variant="normal" fo:text-transform="none" fo:letter-spacing="normal" style:font-name-asian="monospace" style:font-style-asian="normal" style:font-weight-asian="normal" loext:padding="0in" loext:border="none"/>
    </style:style>
    <style:style style:name="T5" style:family="text">
      <style:text-properties fo:font-variant="normal" fo:text-transform="none" fo:letter-spacing="normal"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第二十章</text:h>
      <text:p text:style-name="P1">1.<text:tab/><text:span text:style-name="T1">不可能。这一最多</text:span><text:span text:style-name="T2">6</text:span><text:span text:style-name="T1">条边的路径的存在是基于小世界现象而产生的，而小世界现象是需要大量的强关系边以及少量远距离的弱关系边。小世界现象产生需要依靠远距离的弱关系存在，不是强关系，因此不存在这样的路径。</text:span></text:p>
      <text:p text:style-name="Text_20_body"><text:span text:style-name="T1"/></text:p>
      <text:p text:style-name="P1"><text:span text:style-name="T1">3.<text:tab/></text:span><text:span text:style-name="T4">人群中存在小世界现象，而其产生的基础是远距离弱关系。当</text:span><text:span text:style-name="T1">只提供平均每周至少通话一次的边时，有可能导致少量随机弱关系消失这种减少的数据集事实上剔除了几乎所有的</text:span><text:span text:style-name="T5">“</text:span><text:span text:style-name="T1">弱关系</text:span><text:span text:style-name="T5">”</text:span><text:span text:style-name="T1">的边，这样整个网络只有</text:span><text:span text:style-name="T5">“</text:span><text:span text:style-name="T1">三元闭包</text:span><text:span text:style-name="T5">”</text:span><text:span text:style-name="T1">这一类较紧密的关系。</text:span></text:p>
      <text:p text:style-name="Standard"><text:line-break/></text:p>
      <text:p text:style-name="Text_20_body"><text:span text:style-name="T3"/></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h text:style-name="Heading_20_2" text:outline-level="2">张金源/76066001</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01:21:03.064560591</meta:creation-date>
    <dc:date>2018-06-22T01:28:34.504958296</dc:date>
    <meta:editing-duration>PT12S</meta:editing-duration>
    <meta:editing-cycles>1</meta:editing-cycles>
    <meta:document-statistic meta:table-count="0" meta:image-count="0" meta:object-count="0" meta:page-count="1" meta:paragraph-count="6" meta:word-count="216" meta:character-count="230" meta:non-whitespace-character-count="226"/>
    <meta:generator>LibreOffice/6.0.3.2$Linux_X86_64 LibreOffice_project/00m0$Build-2</meta:generator>
  </office:meta>
</office:document-meta>
</file>